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400" table:style-name="ce4">
            <text:p>4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180" table:style-name="ce4">
            <text:p>1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700" table:style-name="ce4">
            <text:p>7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office:value-type="float" office:value="150" table:style-name="ce4">
            <text:p>15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320" table:style-name="ce4">
            <text:p>32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60" table:style-name="ce4">
            <text:p>6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160" table:style-name="ce4">
            <text:p>16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140" table:style-name="ce4">
            <text:p>14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12" table:style-name="ce4">
            <text:p>12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20" table:style-name="ce4">
            <text:p>2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70" table:style-name="ce4">
            <text:p>7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100" table:style-name="ce4">
            <text:p>10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600" table:style-name="ce4">
            <text:p>600</text:p>
          </table:table-cell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3">
            <text:p><text:s/>263 <text:s/>Шпикачки Стародворские, ВЕС. <text:s/>ПОКОМ, кг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80" table:style-name="ce4">
            <text:p>80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30" table:style-name="ce4">
            <text:p>30</text:p>
          </table:table-cell>
          <table:table-cell table:number-columns-repeated="16382"/>
        </table:table-row>
        <table:table-row table:style-name="ro3" table:visibility="filter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table:style-name="ce4"/>
          <table:table-cell table:number-columns-repeated="16382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table:number-columns-repeated="16382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office:value-type="float" office:value="50" table:style-name="ce4">
            <text:p>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3742" table:formula="of:=SUBTOTAL(9;[.B2:.B54])" table:style-name="ce1">
            <text:p>3742</text:p>
          </table:table-cell>
          <table:table-cell table:number-columns-repeated="16382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B53" table:name="__Anonymous_Sheet_DB__1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3-12T08:40:16Z</dc:date>
    <meta:print-date>2024-03-12T10:36:39Z</meta:print-date>
    <meta:editing-cycles>76</meta:editing-cycles>
    <meta:editing-duration>PT86105S</meta:editing-duration>
  </office:meta>
</office:document-meta>
</file>